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d79ba" officeooo:paragraph-rsid="001d79ba"/>
    </style:style>
    <style:style style:name="P2" style:family="paragraph" style:parent-style-name="Standard">
      <style:text-properties officeooo:rsid="001f30f7" officeooo:paragraph-rsid="001f30f7"/>
    </style:style>
    <style:style style:name="P3" style:family="paragraph" style:parent-style-name="Standard">
      <style:text-properties officeooo:rsid="00236d8a" officeooo:paragraph-rsid="00236d8a"/>
    </style:style>
    <style:style style:name="T1" style:family="text">
      <style:text-properties officeooo:rsid="00221da5"/>
    </style:style>
    <style:style style:name="T2" style:family="text">
      <style:text-properties officeooo:rsid="0027edb3"/>
    </style:style>
    <style:style style:name="T3" style:family="text">
      <style:text-properties officeooo:rsid="002a2a61"/>
    </style:style>
    <style:style style:name="T4" style:family="text">
      <style:text-properties officeooo:rsid="002bed6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y :</text:p>
      <text:p text:style-name="P1"><draw:frame draw:style-name="fr1" draw:name="Object3" text:anchor-type="paragraph" svg:x="0.3374in" svg:y="0.1307in" svg:width="6.178in" svg:height="2.5319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3">Star <text:s/>: <text:span text:style-name="T2">2 node , 4 node, 10 node</text:span><text:span text:style-name="T3">s </text:span><text:span text:style-name="T4">and 12 nodes</text:span></text:p>
      <text:p text:style-name="P1"><draw:frame draw:style-name="fr1" draw:name="Object5" text:anchor-type="paragraph" svg:x="0.3374in" svg:y="0.1307in" svg:width="6.178in" svg:height="2.5354in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/>
      <text:p text:style-name="P3"><draw:frame draw:style-name="fr1" draw:name="Object4" text:anchor-type="paragraph" svg:x="0.3374in" svg:y="0.5555in" svg:width="6.178in" svg:height="2.5354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Mesh <text:span text:style-name="T2">10 nodes</text:span></text:p>
      <text:p text:style-name="P1"/>
      <text:p text:style-name="P1"/>
      <text:p text:style-name="P1"><text:soft-page-break/>Functionality Test Cases :</text:p>
      <text:p text:style-name="P1"/>
      <text:p text:style-name="P1"/>
      <text:p text:style-name="P1"/>
      <text:p text:style-name="P1"><draw:frame draw:style-name="fr2" draw:name="Object1" text:anchor-type="paragraph" svg:width="6.552in" svg:height="7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Performance Test Cases :</text:p>
      <text:p text:style-name="P2"/>
      <text:p text:style-name="P2"/>
      <text:p text:style-name="P2"><draw:frame draw:style-name="fr1" draw:name="Object2" text:anchor-type="paragraph" svg:x="1.8165in" svg:y="0.0047in" svg:width="3.3134in" svg:height="1.136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* <text:span text:style-name="T1">PS : The results of Performance Test Cases are available in Results.{odt,pdf}. The corresponding log file is available test_log folder in th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7:39:03</meta:creation-date>
    <meta:generator>OpenOffice.org/3.2$Linux OpenOffice.org_project/320m19$Build-9505</meta:generator>
    <dc:date>2011-03-29T16:58:08</dc:date>
    <meta:editing-duration>PT00H51M11S</meta:editing-duration>
    <meta:editing-cycles>12</meta:editing-cycles>
    <meta:document-statistic meta:table-count="0" meta:image-count="0" meta:object-count="5" meta:page-count="3" meta:paragraph-count="6" meta:word-count="50" meta:character-count="2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1">
          <table:table-cell table:style-name="ce1"/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tart peer with no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Start peer with less than 3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Start peer when index server not running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Start peer and share a non existing directory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This is not handled currently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Start peer and share a dir /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Every file registered is logged to the console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dd / delete files in the share dir and re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File index is updated and logged to console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Use IP of the index server instead of D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Start index server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9</text:p>
          </table:table-cell>
          <table:table-cell office:value-type="string">
            <text:p>Start peer client with no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0</text:p>
          </table:table-cell>
          <table:table-cell office:value-type="string">
            <text:p>Start peer client with less than 3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1</text:p>
          </table:table-cell>
          <table:table-cell office:value-type="string">
            <text:p>Start peer client with 3 args including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Start peer client with -x optio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3</text:p>
          </table:table-cell>
          <table:table-cell office:value-type="string">
            <text:p>Start peer client when index server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Query for a file which is not indexed by any pe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5</text:p>
          </table:table-cell>
          <table:table-cell office:value-type="string">
            <text:p>Query for a file which is not indexed by any peer with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6</text:p>
          </table:table-cell>
          <table:table-cell office:value-type="string">
            <text:p>Query for a file which is registred by more than 2 pe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7</text:p>
          </table:table-cell>
          <table:table-cell office:value-type="string">
            <text:p>Enter a invalid peer no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loops again and asks for a valid entry</text:p>
          </table:table-cell>
        </table:table-row>
        <table:table-row table:style-name="ro3">
          <table:table-cell office:value-type="string">
            <text:p>18</text:p>
          </table:table-cell>
          <table:table-cell office:value-type="string">
            <text:p>Enter a peer who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next peer listed until max attempts is reached</text:p>
          </table:table-cell>
        </table:table-row>
        <table:table-row table:style-name="ro3">
          <table:table-cell office:value-type="string">
            <text:p>19</text:p>
          </table:table-cell>
          <table:table-cell office:value-type="string">
            <text:p>Enter the last peer and it should be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first peer listed until max attempts is reached</text:p>
          </table:table-cell>
        </table:table-row>
        <table:table-row table:style-name="ro2">
          <table:table-cell office:value-type="string">
            <text:p>20</text:p>
          </table:table-cell>
          <table:table-cell office:value-type="string">
            <text:p>Try max_attemps - all serving peer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>
            <text:p>Try -f option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22</text:p>
          </table:table-cell>
          <table:table-cell office:value-type="string">
            <text:p>Try fetching a file which is indexed and deleted on the serv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0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ingle client doing a file transfer sequentially 200 times on star, mesh and relay setup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Multiple clients connecting and doing a file transfer 200 times each on star mesh and relay setup</text:p>
          </table:table-cell>
        </table:table-row>
        <table:table-row table:style-name="ro1">
          <table:table-cell office:value-type="string">
            <text:p>8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16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0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the last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ONLY on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ONLY on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